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2d2f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fo:font-weight="bold" officeooo:rsid="001f711c" officeooo:paragraph-rsid="001f711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fo:font-weight="bold" officeooo:rsid="001548e0" officeooo:paragraph-rsid="001e97f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fo:font-weight="bold" officeooo:rsid="0022c72e" officeooo:paragraph-rsid="0022c72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1e97f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22c72e" officeooo:paragraph-rsid="0022c72e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1e97f6" fo:background-color="#ffff0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ff0000" loext:opacity="100%" fo:font-weight="normal" officeooo:rsid="0022c72e" officeooo:paragraph-rsid="0022c72e" fo:background-color="#ffff00" style:font-weight-asian="normal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color="#ff0000" loext:opacity="100%" style:text-underline-style="none" fo:font-weight="bold" officeooo:rsid="00293c45" officeooo:paragraph-rsid="002aa1b6" fo:background-color="#ffff0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800080" loext:opacity="100%" fo:font-weight="bold" officeooo:rsid="00294c3d" officeooo:paragraph-rsid="00294c3d" fo:background-color="#ffff0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bold" officeooo:rsid="0027d86a" fo:background-color="#ffff0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bold" officeooo:rsid="002701e6" officeooo:paragraph-rsid="002aa1b6" fo:background-color="#ffff0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92d2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2b2bfe" officeooo:paragraph-rsid="002b2bfe"/>
    </style:style>
    <style:style style:name="P19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20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22" style:family="paragraph" style:parent-style-name="Standard" style:list-style-name="WWNum1">
      <style:paragraph-properties fo:text-align="start" style:justify-single-word="false" style:writing-mode="lr-tb"/>
      <style:text-properties officeooo:paragraph-rsid="00224bfa"/>
    </style:style>
    <style:style style:name="P23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24bfa" style:font-weight-asian="bold" style:font-weight-complex="bold"/>
    </style:style>
    <style:style style:name="P24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02ad3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092d2f"/>
    </style:style>
    <style:style style:name="P26" style:family="paragraph" style:parent-style-name="Standard">
      <style:paragraph-properties fo:text-align="justify" style:justify-single-word="false"/>
      <style:text-properties officeooo:rsid="002d1d4d" officeooo:paragraph-rsid="002d1d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9b1" style:font-weight-asian="bold" style:font-weight-complex="bold"/>
    </style:style>
    <style:style style:name="T3" style:family="text">
      <style:text-properties fo:font-weight="bold" officeooo:rsid="0023bf0b" style:font-weight-asian="bold" style:font-weight-complex="bold"/>
    </style:style>
    <style:style style:name="T4" style:family="text">
      <style:text-properties fo:font-weight="bold" officeooo:rsid="0022c72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3bf0b" fo:background-color="#ffff00" loext:char-shading-value="0"/>
    </style:style>
    <style:style style:name="T9" style:family="text">
      <style:text-properties officeooo:rsid="00224bfa" fo:background-color="#ffff00" loext:char-shading-value="0"/>
    </style:style>
    <style:style style:name="T10" style:family="text">
      <style:text-properties officeooo:rsid="00167b7d"/>
    </style:style>
    <style:style style:name="T11" style:family="text">
      <style:text-properties officeooo:rsid="001e97f6"/>
    </style:style>
    <style:style style:name="T12" style:family="text">
      <style:text-properties officeooo:rsid="00202ad3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officeooo:rsid="00202ad3"/>
    </style:style>
    <style:style style:name="T15" style:family="text">
      <style:text-properties fo:color="#ff0000" loext:opacity="100%" officeooo:rsid="0021ead1"/>
    </style:style>
    <style:style style:name="T16" style:family="text">
      <style:text-properties officeooo:rsid="0021ead1"/>
    </style:style>
    <style:style style:name="T17" style:family="text">
      <style:text-properties officeooo:rsid="0015e23d"/>
    </style:style>
    <style:style style:name="T18" style:family="text">
      <style:text-properties officeooo:rsid="0023bf0b"/>
    </style:style>
    <style:style style:name="T19" style:family="text">
      <style:text-properties officeooo:rsid="0022c72e"/>
    </style:style>
    <style:style style:name="T20" style:family="text">
      <style:text-properties officeooo:rsid="002830ed"/>
    </style:style>
    <style:style style:name="T21" style:family="text">
      <style:text-properties officeooo:rsid="0029d40e"/>
    </style:style>
    <style:style style:name="T22" style:family="text">
      <style:text-properties officeooo:rsid="002a5184"/>
    </style:style>
    <style:style style:name="T23" style:family="text">
      <style:text-properties officeooo:rsid="002aa1b6"/>
    </style:style>
    <style:style style:name="T24" style:family="text">
      <style:text-properties officeooo:rsid="002ae92b"/>
    </style:style>
    <style:style style:name="T25" style:family="text">
      <style:text-properties officeooo:rsid="002d1d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ENMARK</text:p>
      <text:p text:style-name="P5"/>
      <text:p text:style-name="P4"><text:span text:style-name="T16">Le Chatelier</text:span> et al., 20<text:span text:style-name="T11">1</text:span><text:span text:style-name="T16">3</text:span>. PRJEB4336<text:span text:style-name="T1">:</text:span></text:p>
      <text:p text:style-name="P2"/>
      <text:list xml:id="list470826253" text:style-name="WWNum1">
        <text:list-item>
          <text:p text:style-name="P19"><text:span text:style-name="T5">Reference</text:span>: Le Chatelier, E., Nielsen, T., Qin, J., Prifti, E., Hildebrand, F., Falony, G., ... &amp; Pedersen, O. (2013). Richness of human gut microbiome correlates with metabolic markers. Nature, 500(7464), 541-546. <text:a xlink:type="simple" xlink:href="https://doi.org/10.1038/nature12506" text:style-name="Internet_20_link" text:visited-style-name="Visited_20_Internet_20_Link">https://doi.org/10.1038/nature12506</text:a></text:p>
          <text:p text:style-name="P20"/>
        </text:list-item>
        <text:list-item>
          <text:p text:style-name="P21"><text:span text:style-name="T5">Description</text:span>: </text:p>
          <text:list>
            <text:list-item>
              <text:p text:style-name="P21"><text:span text:style-name="T1">Tipo Dataset</text:span>: Poblacional.</text:p>
            </text:list-item>
            <text:list-item>
              <text:p text:style-name="P20"><text:span text:style-name="T1">Estado Individuos</text:span>: <text:span text:style-name="T16">Supuestamente </text:span><text:span text:style-name="T10">Healthy. </text:span></text:p>
            </text:list-item>
            <text:list-item>
              <text:p text:style-name="P21"><text:span text:style-name="T1">Antes Filtros</text:span>:</text:p>
              <text:list>
                <text:list-item>
                  <text:p text:style-name="P21"><text:span text:style-name="T1">N.º Muestras=Nº Individuos</text:span>: <text:span text:style-name="T12">No</text:span> (<text:span text:style-name="T16">595</text:span> muestras/ <text:span text:style-name="T16">292</text:span> individuos).</text:p>
                </text:list-item>
                <text:list-item>
                  <text:p text:style-name="P21"><text:span text:style-name="T6">N.º FASTQs=N.º SampleAccessions</text:span>: <text:span text:style-name="T14">No</text:span><text:span text:style-name="T13"> (</text:span><text:span text:style-name="T15">595</text:span><text:span text:style-name="T13"> PAIRED/ </text:span><text:span text:style-name="T15">292</text:span><text:span text:style-name="T13"> SampleAccessions).</text:span></text:p>
                </text:list-item>
              </text:list>
            </text:list-item>
            <text:list-item>
              <text:p text:style-name="P23">Después Filtros <text:span text:style-name="T17">(</text:span><text:span text:style-name="T8">Filtrado por las muestras Healthy y des</text:span><text:span text:style-name="T9">cartar las repetidas en Qin2010 y Nielsen2014</text:span><text:span text:style-name="T17">)</text:span>:</text:p>
              <text:list>
                <text:list-item>
                  <text:p text:style-name="P22"><text:span text:style-name="T1">N.º Muestras=Nº Individuos</text:span>: <text:span text:style-name="T12">No</text:span> (<text:span text:style-name="T19">409</text:span><text:span text:style-name="T18"> </text:span>muestras/ <text:span text:style-name="T19">207</text:span> individuos).</text:p>
                </text:list-item>
                <text:list-item>
                  <text:p text:style-name="P22"><text:span text:style-name="T6">N.º FASTQs=N.º SampleAccessions</text:span><text:span text:style-name="T1">: </text:span><text:span text:style-name="T2">No</text:span><text:span text:style-name="T1"> (</text:span><text:span text:style-name="T4">409</text:span><text:span text:style-name="T3"> </text:span><text:span text:style-name="T1">PAIRED/ </text:span><text:span text:style-name="T4">207</text:span><text:span text:style-name="T3"> </text:span><text:span text:style-name="T1">SampleAccessions).</text:span></text:p>
                </text:list-item>
              </text:list>
            </text:list-item>
            <text:list-item>
              <text:p text:style-name="P24">Particularidades Procesado: No. </text:p>
            </text:list-item>
          </text:list>
        </text:list-item>
      </text:list>
      <text:p text:style-name="P15"/>
      <text:p text:style-name="P16"/>
      <text:p text:style-name="P13"><text:span text:style-name="T20">AL </text:span><text:span text:style-name="T21">IGUAL QUE EN QIN 2010 </text:span><text:span text:style-name="T23">Y NIELSEN</text:span><text:span text:style-name="T24">2014</text:span><text:span text:style-name="T21">, </text:span><text:span text:style-name="T24">ALGUNAS</text:span><text:span text:style-name="T21"> MUESTRAS HABÍAN SIDO SOMETIDAS A UNA LIMPIEZA DEL HOST. </text:span><text:span text:style-name="T20">ADEMÁS DE HABER</text:span><text:span text:style-name="T22"> </text:span><text:span text:style-name="T20">MUESTRAS </text:span><text:span text:style-name="T22">CON </text:span><text:span text:style-name="T20">DIFERENTES TAMAÑOS DE LECTURAS </text:span><text:span text:style-name="T24">Y LANES</text:span><text:span text:style-name="T20">,</text:span> POR LO QUE <text:span text:style-name="T20">DECIDIMOS</text:span> JUNTAR <text:span text:style-name="T22">ESTOS</text:span> LOS FASTQS, <text:span text:style-name="T20">YA QUE EN EL PAQUETE DE R LO HABÍAN PROCESADO </text:span><text:span text:style-name="T25">TAMBIÉN</text:span><text:span text:style-name="T20"> DE ESA MANERA.</text:span></text:p>
      <text:p text:style-name="P1"/>
      <text:p text:style-name="P18">Se han observado tres muestras que después del control de calidad con fastp no cumplían con los criterios de calidad media observada:</text:p>
      <text:p text:style-name="P18"/>
      <text:p text:style-name="P17">SAMEA2148105_qc_1</text:p>
      <text:p text:style-name="P17">SAMEA2156906_qc_1</text:p>
      <text:p text:style-name="P17">SAMEA2157909_qc_1</text:p>
      <text:p text:style-name="P1"/>
      <text:p text:style-name="P26">Para solucionar este problema se ajustaron los parámetros de los scripts de fastp ligeramente. Observando el MULTIQC vimos que esas muestras presentaban una bajada de calidad a partir de la base 70, probablemente debido a una peor calidad de los nucleótidos finales (colas), por ello se ajustó el global-trimming a 70 pares de bases, con la finalidad de eliminar esas colas. Después del procesado, las tres muestras cumplieron con los filtros de calidad media.</text:p>
      <text:p text:style-name="P26"/>
      <text:p text:style-name="P1"/>
      <text:p text:style-name="P3"><text:span text:style-name="T7">Script CHECK</text:span>:</text:p>
      <text:p text:style-name="P9"/>
      <text:p text:style-name="P14">FILTRADO</text:p>
      <text:p text:style-name="P9"/>
      <text:p text:style-name="P7">Run Stats Pre-filter:</text:p>
      <text:p text:style-name="P9"/>
      <text:p text:style-name="P9">1) Number of run_accessions: 595</text:p>
      <text:p text:style-name="P9">2) Number of unique sample_accessions: 292</text:p>
      <text:p text:style-name="P9">3) Number of unique sample_aliases: 292</text:p>
      <text:p text:style-name="P9">4) Appearances per scientific_name(tax_id):</text:p>
      <text:p text:style-name="P9"><text:s text:c="15"/>unique_values <text:s/>counts</text:p>
      <text:p text:style-name="P9"><text:soft-page-break/>human gut metagenome(408170) <text:s text:c="4"/>595</text:p>
      <text:p text:style-name="P9">5) Appearances per instrument_model(instrument_platform):</text:p>
      <text:p text:style-name="P9"><text:s text:c="25"/>unique_values <text:s/>counts</text:p>
      <text:p text:style-name="P9">Illumina Genome Analyzer IIx(ILLUMINA) <text:s text:c="4"/>288</text:p>
      <text:p text:style-name="P9"><text:s/>Illumina Genome Analyzer II(ILLUMINA) <text:s text:c="4"/>186</text:p>
      <text:p text:style-name="P9"><text:s text:c="9"/>Illumina HiSeq 2000(ILLUMINA) <text:s text:c="4"/>121</text:p>
      <text:p text:style-name="P9">6) Appearances per library_layout:</text:p>
      <text:p text:style-name="P9">unique_values <text:s/>counts</text:p>
      <text:p text:style-name="P9"><text:s text:c="7"/>PAIRED <text:s text:c="4"/>595</text:p>
      <text:p text:style-name="P9">7) Appearances per library_strategy+library_source:</text:p>
      <text:p text:style-name="P9"><text:s text:c="2"/>unique_values <text:s/>counts</text:p>
      <text:p text:style-name="P11">WGS+METAGENOMIC <text:s text:c="4"/>595</text:p>
      <text:p text:style-name="P9"/>
      <text:p text:style-name="P9"/>
      <text:p text:style-name="P8">Run Stats Post-filter:</text:p>
      <text:p text:style-name="P10"/>
      <text:p text:style-name="P10">1) Number of run_accessions: 409</text:p>
      <text:p text:style-name="P10">2) Number of unique sample_accessions: 207</text:p>
      <text:p text:style-name="P10">3) Number of unique sample_aliases: 207</text:p>
      <text:p text:style-name="P10">4) Appearances per scientific_name(tax_id):</text:p>
      <text:p text:style-name="P10"><text:s text:c="15"/>unique_values <text:s/>counts</text:p>
      <text:p text:style-name="P10">human gut metagenome(408170) <text:s text:c="4"/>409</text:p>
      <text:p text:style-name="P10">5) Appearances per instrument_model(instrument_platform):</text:p>
      <text:p text:style-name="P10"><text:s text:c="25"/>unique_values <text:s/>counts</text:p>
      <text:p text:style-name="P10">Illumina Genome Analyzer IIx(ILLUMINA) <text:s text:c="4"/>288</text:p>
      <text:p text:style-name="P10"><text:s text:c="9"/>Illumina HiSeq 2000(ILLUMINA) <text:s text:c="4"/>121</text:p>
      <text:p text:style-name="P10">6) Appearances per library_layout:</text:p>
      <text:p text:style-name="P10">unique_values <text:s/>counts</text:p>
      <text:p text:style-name="P10"><text:s text:c="7"/>PAIRED <text:s text:c="4"/>409</text:p>
      <text:p text:style-name="P10">7) Appearances per library_strategy+library_source:</text:p>
      <text:p text:style-name="P10"><text:s text:c="2"/>unique_values <text:s/>counts</text:p>
      <text:p text:style-name="P12">WGS+METAGENOMIC <text:s text:c="4"/>409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5-23T10:36:29.046973912</dc:date>
    <meta:editing-duration>PT5H24S</meta:editing-duration>
    <meta:editing-cycles>24</meta:editing-cycles>
    <meta:document-statistic meta:table-count="0" meta:image-count="0" meta:object-count="0" meta:page-count="2" meta:paragraph-count="57" meta:word-count="391" meta:character-count="3034" meta:non-whitespace-character-count="2539"/>
  </office:meta>
</office:document-meta>
</file>